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1904e0" officeooo:paragraph-rsid="001904e0"/>
    </style:style>
    <style:style style:name="P8" style:family="paragraph" style:parent-style-name="Standard">
      <style:text-properties officeooo:rsid="00214bf4" officeooo:paragraph-rsid="00214bf4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  <style:style style:name="T6" style:family="text">
      <style:text-properties officeooo:rsid="001d4882"/>
    </style:style>
    <style:style style:name="T7" style:family="text">
      <style:text-properties officeooo:rsid="001fb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/>
      <text:p text:style-name="P1"/>
      <text:p text:style-name="P1">Anaconda – Data Collection and Presentation System</text:p>
      <text:p text:style-name="P1">System for the collection and presentation of a variety of data types.</text:p>
      <text:p text:style-name="P1">.NET, C#, WPF, MAUI, SQL, WCF, C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 </text:p>
      <text:p text:style-name="P6">https://github.com/Rielk/AdventOfCode22</text:p>
      <text:p text:style-name="P8">Dec 2022</text:p>
      <text:p text:style-name="P3"/>
      <text:p text:style-name="P3"/>
      <text:p text:style-name="P5">Handover Pack Compiler – File Collation Tool</text:p>
      <text:p text:style-name="P5"><text:span text:style-name="T7">A f</text:span>ile collation tool to augment my work at Mypower</text:p>
      <text:p text:style-name="P5">Python, <text:span text:style-name="T6">C#, WinForms</text:span></text:p>
      <text:p text:style-name="P5">https://github.com/Rielk/Handover-Pack-Compiler-Python</text:p>
      <text:p text:style-name="P5">Aug-Oct 2020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>https://github.com/Rielk/STEM-Machine-Learning</text:p>
      <text:p text:style-name="P3">Oct 2019-Apr 2020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0T17:59:57.017000000</dc:date>
    <meta:editing-duration>PT5H57M44S</meta:editing-duration>
    <meta:editing-cycles>1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8" meta:word-count="181" meta:character-count="1269" meta:non-whitespace-character-count="1108"/>
  </office:meta>
</office:document-meta>
</file>